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800000334BBE7219576D3DB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-0.0465in" svg:y="1.3492in" svg:width="6.9252in" svg:height="7.6319in" draw:z-index="0"><draw:image xlink:href="Pictures/10000000000002E800000334BBE7219576D3DB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15:36.299475519</meta:creation-date>
    <dc:date>2017-06-15T20:15:59.251941799</dc:date>
    <meta:editing-duration>PT23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